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fo:break-before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fo:break-before="auto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text-indent="1.27cm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T4_69" style:family="text">
      <style:text-properties fo:font-size="12pt" style:font-size-asian="12pt" style:font-size-complex="12pt"/>
    </style:style>
    <style:style style:name="T4_70" style:family="text">
      <style:text-properties fo:font-size="12pt" style:font-size-asian="12pt" style:font-size-complex="12pt"/>
    </style:style>
    <style:style style:name="T4_71" style:family="text">
      <style:text-properties fo:font-size="12pt" style:font-size-asian="12pt" style:font-size-complex="12pt"/>
    </style:style>
    <style:style style:name="T4_72" style:family="text">
      <style:text-properties fo:font-size="12pt" style:font-size-asian="12pt" style:font-size-complex="12pt"/>
    </style:style>
    <style:style style:name="T4_73" style:family="text">
      <style:text-properties fo:font-size="12pt" style:font-size-asian="12pt" style:font-size-complex="12pt"/>
    </style:style>
    <style:style style:name="T4_74" style:family="text">
      <style:text-properties fo:font-size="12pt" style:font-size-asian="12pt" style:font-size-complex="12pt"/>
    </style:style>
    <style:style style:name="T4_75" style:family="text">
      <style:text-properties fo:font-size="12pt" style:font-size-asian="12pt" style:font-size-complex="12pt"/>
    </style:style>
    <style:style style:name="T4_76" style:family="text">
      <style:text-properties fo:font-size="12pt" style:font-size-asian="12pt" style:font-size-complex="12pt"/>
    </style:style>
    <style:style style:name="T4_77" style:family="text">
      <style:text-properties fo:font-size="12pt" style:font-size-asian="12pt" style:font-size-complex="12pt"/>
    </style:style>
    <style:style style:name="T4_78" style:family="text">
      <style:text-properties fo:font-size="12pt" style:font-size-asian="12pt" style:font-size-complex="12pt"/>
    </style:style>
    <style:style style:name="T4_79" style:family="text">
      <style:text-properties fo:font-size="12pt" style:font-size-asian="12pt" style:font-size-complex="12pt"/>
    </style:style>
    <style:style style:name="T4_80" style:family="text">
      <style:text-properties fo:font-size="12pt" style:font-size-asian="12pt" style:font-size-complex="12pt"/>
    </style:style>
    <style:style style:name="T4_81" style:family="text">
      <style:text-properties fo:font-size="12pt" style:font-size-asian="12pt" style:font-size-complex="12pt"/>
    </style:style>
    <style:style style:name="T4_82" style:family="text">
      <style:text-properties fo:font-size="12pt" style:font-size-asian="12pt" style:font-size-complex="12pt"/>
    </style:style>
    <style:style style:name="T4_83" style:family="text">
      <style:text-properties fo:font-size="12pt" style:font-size-asian="12pt" style:font-size-complex="12pt"/>
    </style:style>
    <style:style style:name="T4_84" style:family="text">
      <style:text-properties fo:font-size="12pt" style:font-size-asian="12pt" style:font-size-complex="12pt"/>
    </style:style>
    <style:style style:name="T4_85" style:family="text">
      <style:text-properties fo:font-size="12pt" style:font-size-asian="12pt" style:font-size-complex="12pt"/>
    </style:style>
    <style:style style:name="T4_86" style:family="text">
      <style:text-properties fo:font-size="12pt" style:font-size-asian="12pt" style:font-size-complex="12pt"/>
    </style:style>
    <style:style style:name="T4_87" style:family="text">
      <style:text-properties fo:font-size="12pt" style:font-size-asian="12pt" style:font-size-complex="12pt"/>
    </style:style>
    <style:style style:name="T4_88" style:family="text">
      <style:text-properties fo:font-size="12pt" style:font-size-asian="12pt" style:font-size-complex="12pt"/>
    </style:style>
    <style:style style:name="T4_89" style:family="text">
      <style:text-properties fo:font-size="12pt" style:font-size-asian="12pt" style:font-size-complex="12pt"/>
    </style:style>
    <style:style style:name="T4_90" style:family="text">
      <style:text-properties fo:font-size="12pt" style:font-size-asian="12pt" style:font-size-complex="12pt"/>
    </style:style>
    <style:style style:name="T4_91" style:family="text">
      <style:text-properties fo:font-size="12pt" style:font-size-asian="12pt" style:font-size-complex="12pt"/>
    </style:style>
    <style:style style:name="T4_92" style:family="text">
      <style:text-properties fo:font-size="12pt" style:font-size-asian="12pt" style:font-size-complex="12pt"/>
    </style:style>
    <style:style style:name="T4_93" style:family="text">
      <style:text-properties fo:font-size="12pt" style:font-size-asian="12pt" style:font-size-complex="12pt"/>
    </style:style>
    <style:style style:name="T4_94" style:family="text">
      <style:text-properties fo:font-size="12pt" style:font-size-asian="12pt" style:font-size-complex="12pt"/>
    </style:style>
    <style:style style:name="T4_95" style:family="text">
      <style:text-properties fo:font-size="12pt" style:font-size-asian="12pt" style:font-size-complex="12pt"/>
    </style:style>
    <style:style style:name="T4_96" style:family="text">
      <style:text-properties fo:font-size="12pt" style:font-size-asian="12pt" style:font-size-complex="12pt"/>
    </style:style>
    <style:style style:name="T4_97" style:family="text">
      <style:text-properties fo:font-size="12pt" style:font-size-asian="12pt" style:font-size-complex="12pt"/>
    </style:style>
    <style:style style:name="T4_98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fo:break-before="auto" fo:text-indent="1.27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text-indent="1.27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text-indent="1.27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background-color="#ff0000" fo:font-size="12pt" style:font-size-asian="12pt" style:font-size-complex="12pt"/>
    </style:style>
    <style:style style:name="T7_96" style:family="text">
      <style:text-properties fo:background-color="#ff0000" fo:font-size="12pt" style:font-size-asian="12pt" style:font-size-complex="12pt"/>
    </style:style>
    <style:style style:name="T7_97" style:family="text">
      <style:text-properties fo:background-color="#ff0000" fo:font-size="12pt" style:font-size-asian="12pt" style:font-size-complex="12pt"/>
    </style:style>
    <style:style style:name="T7_98" style:family="text">
      <style:text-properties fo:background-color="#ff0000" fo:font-size="12pt" style:font-size-asian="12pt" style:font-size-complex="12pt"/>
    </style:style>
    <style:style style:name="T7_99" style:family="text">
      <style:text-properties fo:background-color="#ff0000" fo:font-size="12pt" style:font-size-asian="12pt" style:font-size-complex="12pt"/>
    </style:style>
    <style:style style:name="T7_100" style:family="text">
      <style:text-properties fo:background-color="#ff0000" fo:font-size="12pt" style:font-size-asian="12pt" style:font-size-complex="12pt"/>
    </style:style>
    <style:style style:name="T7_101" style:family="text">
      <style:text-properties fo:background-color="#ff0000" fo:font-size="12pt" style:font-size-asian="12pt" style:font-size-complex="12pt"/>
    </style:style>
    <style:style style:name="T7_102" style:family="text">
      <style:text-properties fo:background-color="#ff0000" fo:font-size="12pt" style:font-size-asian="12pt" style:font-size-complex="12pt"/>
    </style:style>
    <style:style style:name="T7_103" style:family="text">
      <style:text-properties fo:background-color="#ff0000" fo:font-size="12pt" style:font-size-asian="12pt" style:font-size-complex="12pt"/>
    </style:style>
    <style:style style:name="T7_104" style:family="text">
      <style:text-properties fo:background-color="#ff0000" fo:font-size="12pt" style:font-size-asian="12pt" style:font-size-complex="12pt"/>
    </style:style>
    <style:style style:name="T7_105" style:family="text">
      <style:text-properties fo:background-color="#ff0000" fo:font-size="12pt" style:font-size-asian="12pt" style:font-size-complex="12pt"/>
    </style:style>
    <style:style style:name="T7_106" style:family="text">
      <style:text-properties fo:background-color="#ff0000" fo:font-size="12pt" style:font-size-asian="12pt" style:font-size-complex="12pt"/>
    </style:style>
    <style:style style:name="T7_107" style:family="text">
      <style:text-properties fo:background-color="#ff0000" fo:font-size="12pt" style:font-size-asian="12pt" style:font-size-complex="12pt"/>
    </style:style>
    <style:style style:name="T7_108" style:family="text">
      <style:text-properties fo:background-color="#ff0000" fo:font-size="12pt" style:font-size-asian="12pt" style:font-size-complex="12pt"/>
    </style:style>
    <style:style style:name="T7_109" style:family="text">
      <style:text-properties fo:background-color="#ff0000" fo:font-size="12pt" style:font-size-asian="12pt" style:font-size-complex="12pt"/>
    </style:style>
    <style:style style:name="T7_110" style:family="text">
      <style:text-properties fo:background-color="#ff0000" fo:font-size="12pt" style:font-size-asian="12pt" style:font-size-complex="12pt"/>
    </style:style>
    <style:style style:name="T7_111" style:family="text">
      <style:text-properties fo:background-color="#ff0000" fo:font-size="12pt" style:font-size-asian="12pt" style:font-size-complex="12pt"/>
    </style:style>
    <style:style style:name="T7_112" style:family="text">
      <style:text-properties fo:background-color="#ff0000" fo:font-size="12pt" style:font-size-asian="12pt" style:font-size-complex="12pt"/>
    </style:style>
    <style:style style:name="T7_113" style:family="text">
      <style:text-properties fo:background-color="#ff0000" fo:font-size="12pt" style:font-size-asian="12pt" style:font-size-complex="12pt"/>
    </style:style>
    <style:style style:name="T7_114" style:family="text">
      <style:text-properties fo:background-color="#ff0000" fo:font-size="12pt" style:font-size-asian="12pt" style:font-size-complex="12pt"/>
    </style:style>
    <style:style style:name="T7_115" style:family="text">
      <style:text-properties fo:background-color="#ff0000" fo:font-size="12pt" style:font-size-asian="12pt" style:font-size-complex="12pt"/>
    </style:style>
    <style:style style:name="T7_116" style:family="text">
      <style:text-properties fo:background-color="#ff0000" fo:font-size="12pt" style:font-size-asian="12pt" style:font-size-complex="12pt"/>
    </style:style>
    <style:style style:name="T7_117" style:family="text">
      <style:text-properties fo:background-color="#ff0000" fo:font-size="12pt" style:font-size-asian="12pt" style:font-size-complex="12pt"/>
    </style:style>
    <style:style style:name="T7_118" style:family="text">
      <style:text-properties fo:background-color="#ff0000" fo:font-size="12pt" style:font-size-asian="12pt" style:font-size-complex="12pt"/>
    </style:style>
    <style:style style:name="T7_119" style:family="text">
      <style:text-properties fo:background-color="#ff0000" fo:font-size="12pt" style:font-size-asian="12pt" style:font-size-complex="12pt"/>
    </style:style>
    <style:style style:name="T7_120" style:family="text">
      <style:text-properties fo:background-color="#ff0000" fo:font-size="12pt" style:font-size-asian="12pt" style:font-size-complex="12pt"/>
    </style:style>
    <style:style style:name="T7_121" style:family="text">
      <style:text-properties fo:background-color="#ff0000" fo:font-size="12pt" style:font-size-asian="12pt" style:font-size-complex="12pt"/>
    </style:style>
    <style:style style:name="T7_122" style:family="text">
      <style:text-properties fo:background-color="#ff0000" fo:font-size="12pt" style:font-size-asian="12pt" style:font-size-complex="12pt"/>
    </style:style>
    <style:style style:name="T7_123" style:family="text">
      <style:text-properties fo:background-color="#ff0000" fo:font-size="12pt" style:font-size-asian="12pt" style:font-size-complex="12pt"/>
    </style:style>
    <style:style style:name="T7_124" style:family="text">
      <style:text-properties fo:background-color="#ff0000" fo:font-size="12pt" style:font-size-asian="12pt" style:font-size-complex="12pt"/>
    </style:style>
    <style:style style:name="T7_125" style:family="text">
      <style:text-properties fo:background-color="#ff0000" fo:font-size="12pt" style:font-size-asian="12pt" style:font-size-complex="12pt"/>
    </style:style>
    <style:style style:name="T7_126" style:family="text">
      <style:text-properties fo:background-color="#ff0000" fo:font-size="12pt" style:font-size-asian="12pt" style:font-size-complex="12pt"/>
    </style:style>
    <style:style style:name="T7_127" style:family="text">
      <style:text-properties fo:background-color="#ff0000" fo:font-size="12pt" style:font-size-asian="12pt" style:font-size-complex="12pt"/>
    </style:style>
    <style:style style:name="T7_128" style:family="text">
      <style:text-properties fo:background-color="#ff0000" fo:font-size="12pt" style:font-size-asian="12pt" style:font-size-complex="12pt"/>
    </style:style>
    <style:style style:name="T7_129" style:family="text">
      <style:text-properties fo:background-color="#ff0000" fo:font-size="12pt" style:font-size-asian="12pt" style:font-size-complex="12pt"/>
    </style:style>
    <style:style style:name="T7_130" style:family="text">
      <style:text-properties fo:background-color="#ff0000" fo:font-size="12pt" style:font-size-asian="12pt" style:font-size-complex="12pt"/>
    </style:style>
    <style:style style:name="T7_131" style:family="text">
      <style:text-properties fo:background-color="#ff0000" fo:font-size="12pt" style:font-size-asian="12pt" style:font-size-complex="12pt"/>
    </style:style>
    <style:style style:name="T7_132" style:family="text">
      <style:text-properties fo:background-color="#ff0000" fo:font-size="12pt" style:font-size-asian="12pt" style:font-size-complex="12pt"/>
    </style:style>
    <style:style style:name="T7_133" style:family="text">
      <style:text-properties fo:background-color="#ff0000" fo:font-size="12pt" style:font-size-asian="12pt" style:font-size-complex="12pt"/>
    </style:style>
    <style:style style:name="T7_134" style:family="text">
      <style:text-properties fo:background-color="#ff0000" fo:font-size="12pt" style:font-size-asian="12pt" style:font-size-complex="12pt"/>
    </style:style>
    <style:style style:name="T7_135" style:family="text">
      <style:text-properties fo:background-color="#ff0000" fo:font-size="12pt" style:font-size-asian="12pt" style:font-size-complex="12pt"/>
    </style:style>
    <style:style style:name="T7_136" style:family="text">
      <style:text-properties fo:background-color="#ff0000" fo:font-size="12pt" style:font-size-asian="12pt" style:font-size-complex="12pt"/>
    </style:style>
    <style:style style:name="T7_137" style:family="text">
      <style:text-properties fo:background-color="#ff0000" fo:font-size="12pt" style:font-size-asian="12pt" style:font-size-complex="12pt"/>
    </style:style>
    <style:style style:name="T7_138" style:family="text">
      <style:text-properties fo:background-color="#ff0000" fo:font-size="12pt" style:font-size-asian="12pt" style:font-size-complex="12pt"/>
    </style:style>
    <style:style style:name="T7_139" style:family="text">
      <style:text-properties fo:background-color="#ff0000" fo:font-size="12pt" style:font-size-asian="12pt" style:font-size-complex="12pt"/>
    </style:style>
    <style:style style:name="T7_140" style:family="text">
      <style:text-properties fo:background-color="#ff0000" fo:font-size="12pt" style:font-size-asian="12pt" style:font-size-complex="12pt"/>
    </style:style>
    <style:style style:name="T7_141" style:family="text">
      <style:text-properties fo:background-color="#ff0000" fo:font-size="12pt" style:font-size-asian="12pt" style:font-size-complex="12pt"/>
    </style:style>
    <style:style style:name="T7_142" style:family="text">
      <style:text-properties fo:background-color="#ff0000" fo:font-size="12pt" style:font-size-asian="12pt" style:font-size-complex="12pt"/>
    </style:style>
    <style:style style:name="T7_143" style:family="text">
      <style:text-properties fo:background-color="#ff0000" fo:font-size="12pt" style:font-size-asian="12pt" style:font-size-complex="12pt"/>
    </style:style>
    <style:style style:name="T7_144" style:family="text">
      <style:text-properties fo:background-color="#ff0000" fo:font-size="12pt" style:font-size-asian="12pt" style:font-size-complex="12pt"/>
    </style:style>
    <style:style style:name="T7_145" style:family="text">
      <style:text-properties fo:background-color="#ff0000" fo:font-size="12pt" style:font-size-asian="12pt" style:font-size-complex="12pt"/>
    </style:style>
    <style:style style:name="T7_146" style:family="text">
      <style:text-properties fo:background-color="#ff0000" fo:font-size="12pt" style:font-size-asian="12pt" style:font-size-complex="12pt"/>
    </style:style>
    <style:style style:name="T7_147" style:family="text">
      <style:text-properties fo:background-color="#ff0000" fo:font-size="12pt" style:font-size-asian="12pt" style:font-size-complex="12pt"/>
    </style:style>
    <style:style style:name="T7_148" style:family="text">
      <style:text-properties fo:background-color="#ff0000" fo:font-size="12pt" style:font-size-asian="12pt" style:font-size-complex="12pt"/>
    </style:style>
    <style:style style:name="T7_149" style:family="text">
      <style:text-properties fo:background-color="#ff0000" fo:font-size="12pt" style:font-size-asian="12pt" style:font-size-complex="12pt"/>
    </style:style>
    <style:style style:name="T7_150" style:family="text">
      <style:text-properties fo:background-color="#ff0000" fo:font-size="12pt" style:font-size-asian="12pt" style:font-size-complex="12pt"/>
    </style:style>
    <style:style style:name="T7_151" style:family="text">
      <style:text-properties fo:background-color="#ff0000" fo:font-size="12pt" style:font-size-asian="12pt" style:font-size-complex="12pt"/>
    </style:style>
    <style:style style:name="T7_152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text-indent="1.27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T8_69" style:family="text">
      <style:text-properties fo:font-size="12pt" style:font-size-asian="12pt" style:font-size-complex="12pt"/>
    </style:style>
    <style:style style:name="T8_70" style:family="text">
      <style:text-properties fo:font-size="12pt" style:font-size-asian="12pt" style:font-size-complex="12pt"/>
    </style:style>
    <style:style style:name="T8_71" style:family="text">
      <style:text-properties fo:font-size="12pt" style:font-size-asian="12pt" style:font-size-complex="12pt"/>
    </style:style>
    <style:style style:name="T8_72" style:family="text">
      <style:text-properties fo:font-size="12pt" style:font-size-asian="12pt" style:font-size-complex="12pt"/>
    </style:style>
    <style:style style:name="T8_73" style:family="text">
      <style:text-properties fo:font-size="12pt" style:font-size-asian="12pt" style:font-size-complex="12pt"/>
    </style:style>
    <style:style style:name="T8_74" style:family="text">
      <style:text-properties fo:font-size="12pt" style:font-size-asian="12pt" style:font-size-complex="12pt"/>
    </style:style>
    <style:style style:name="T8_75" style:family="text">
      <style:text-properties fo:font-size="12pt" style:font-size-asian="12pt" style:font-size-complex="12pt"/>
    </style:style>
    <style:style style:name="T8_76" style:family="text">
      <style:text-properties fo:font-size="12pt" style:font-size-asian="12pt" style:font-size-complex="12pt"/>
    </style:style>
    <style:style style:name="T8_77" style:family="text">
      <style:text-properties fo:font-size="12pt" style:font-size-asian="12pt" style:font-size-complex="12pt"/>
    </style:style>
    <style:style style:name="T8_78" style:family="text">
      <style:text-properties fo:font-size="12pt" style:font-size-asian="12pt" style:font-size-complex="12pt"/>
    </style:style>
    <style:style style:name="T8_79" style:family="text">
      <style:text-properties fo:font-size="12pt" style:font-size-asian="12pt" style:font-size-complex="12pt"/>
    </style:style>
    <style:style style:name="T8_80" style:family="text">
      <style:text-properties fo:font-size="12pt" style:font-size-asian="12pt" style:font-size-complex="12pt"/>
    </style:style>
    <style:style style:name="T8_81" style:family="text">
      <style:text-properties fo:font-size="12pt" style:font-size-asian="12pt" style:font-size-complex="12pt"/>
    </style:style>
    <style:style style:name="T8_82" style:family="text">
      <style:text-properties fo:font-size="12pt" style:font-size-asian="12pt" style:font-size-complex="12pt"/>
    </style:style>
    <style:style style:name="T8_83" style:family="text">
      <style:text-properties fo:font-size="12pt" style:font-size-asian="12pt" style:font-size-complex="12pt"/>
    </style:style>
    <style:style style:name="T8_84" style:family="text">
      <style:text-properties fo:font-size="12pt" style:font-size-asian="12pt" style:font-size-complex="12pt"/>
    </style:style>
    <style:style style:name="T8_85" style:family="text">
      <style:text-properties fo:font-size="12pt" style:font-size-asian="12pt" style:font-size-complex="12pt"/>
    </style:style>
    <style:style style:name="T8_86" style:family="text">
      <style:text-properties fo:font-size="12pt" style:font-size-asian="12pt" style:font-size-complex="12pt"/>
    </style:style>
    <style:style style:name="T8_87" style:family="text">
      <style:text-properties fo:font-size="12pt" style:font-size-asian="12pt" style:font-size-complex="12pt"/>
    </style:style>
    <style:style style:name="T8_88" style:family="text">
      <style:text-properties fo:font-size="12pt" style:font-size-asian="12pt" style:font-size-complex="12pt"/>
    </style:style>
    <style:style style:name="T8_89" style:family="text">
      <style:text-properties fo:font-size="12pt" style:font-size-asian="12pt" style:font-size-complex="12pt"/>
    </style:style>
    <style:style style:name="T8_90" style:family="text">
      <style:text-properties fo:font-size="12pt" style:font-size-asian="12pt" style:font-size-complex="12pt"/>
    </style:style>
    <style:style style:name="T8_91" style:family="text">
      <style:text-properties fo:font-size="12pt" style:font-size-asian="12pt" style:font-size-complex="12pt"/>
    </style:style>
    <style:style style:name="T8_92" style:family="text">
      <style:text-properties fo:font-size="12pt" style:font-size-asian="12pt" style:font-size-complex="12pt"/>
    </style:style>
    <style:style style:name="T8_93" style:family="text">
      <style:text-properties fo:font-size="12pt" style:font-size-asian="12pt" style:font-size-complex="12pt"/>
    </style:style>
    <style:style style:name="T8_94" style:family="text">
      <style:text-properties fo:font-size="12pt" style:font-size-asian="12pt" style:font-size-complex="12pt"/>
    </style:style>
    <style:style style:name="T8_95" style:family="text">
      <style:text-properties fo:font-size="12pt" style:font-size-asian="12pt" style:font-size-complex="12pt"/>
    </style:style>
    <style:style style:name="T8_96" style:family="text">
      <style:text-properties fo:font-size="12pt" style:font-size-asian="12pt" style:font-size-complex="12pt"/>
    </style:style>
    <style:style style:name="T8_97" style:family="text">
      <style:text-properties fo:font-size="12pt" style:font-size-asian="12pt" style:font-size-complex="12pt"/>
    </style:style>
    <style:style style:name="T8_98" style:family="text">
      <style:text-properties fo:font-size="12pt" style:font-size-asian="12pt" style:font-size-complex="12pt"/>
    </style:style>
    <style:style style:name="T8_99" style:family="text">
      <style:text-properties fo:font-size="12pt" style:font-size-asian="12pt" style:font-size-complex="12pt"/>
    </style:style>
    <style:style style:name="T8_100" style:family="text">
      <style:text-properties fo:font-size="12pt" style:font-size-asian="12pt" style:font-size-complex="12pt"/>
    </style:style>
    <style:style style:name="T8_101" style:family="text">
      <style:text-properties fo:font-size="12pt" style:font-size-asian="12pt" style:font-size-complex="12pt"/>
    </style:style>
    <style:style style:name="T8_102" style:family="text">
      <style:text-properties fo:font-size="12pt" style:font-size-asian="12pt" style:font-size-complex="12pt"/>
    </style:style>
    <style:style style:name="T8_103" style:family="text">
      <style:text-properties fo:font-size="12pt" style:font-size-asian="12pt" style:font-size-complex="12pt"/>
    </style:style>
    <style:style style:name="T8_104" style:family="text">
      <style:text-properties fo:font-size="12pt" style:font-size-asian="12pt" style:font-size-complex="12pt"/>
    </style:style>
    <style:style style:name="T8_105" style:family="text">
      <style:text-properties fo:font-size="12pt" style:font-size-asian="12pt" style:font-size-complex="12pt"/>
    </style:style>
    <style:style style:name="T8_106" style:family="text">
      <style:text-properties fo:font-size="12pt" style:font-size-asian="12pt" style:font-size-complex="12pt"/>
    </style:style>
    <style:style style:name="T8_107" style:family="text">
      <style:text-properties fo:font-size="12pt" style:font-size-asian="12pt" style:font-size-complex="12pt"/>
    </style:style>
    <style:style style:name="T8_108" style:family="text">
      <style:text-properties fo:font-size="12pt" style:font-size-asian="12pt" style:font-size-complex="12pt"/>
    </style:style>
    <style:style style:name="T8_109" style:family="text">
      <style:text-properties fo:font-size="12pt" style:font-size-asian="12pt" style:font-size-complex="12pt"/>
    </style:style>
    <style:style style:name="T8_110" style:family="text">
      <style:text-properties fo:font-size="12pt" style:font-size-asian="12pt" style:font-size-complex="12pt"/>
    </style:style>
    <style:style style:name="T8_111" style:family="text">
      <style:text-properties fo:font-size="12pt" style:font-size-asian="12pt" style:font-size-complex="12pt"/>
    </style:style>
    <style:style style:name="T8_112" style:family="text">
      <style:text-properties fo:font-size="12pt" style:font-size-asian="12pt" style:font-size-complex="12pt"/>
    </style:style>
    <style:style style:name="T8_113" style:family="text">
      <style:text-properties fo:font-size="12pt" style:font-size-asian="12pt" style:font-size-complex="12pt"/>
    </style:style>
    <style:style style:name="T8_114" style:family="text">
      <style:text-properties fo:font-size="12pt" style:font-size-asian="12pt" style:font-size-complex="12pt"/>
    </style:style>
    <style:style style:name="T8_115" style:family="text">
      <style:text-properties fo:font-size="12pt" style:font-size-asian="12pt" style:font-size-complex="12pt"/>
    </style:style>
    <style:style style:name="T8_116" style:family="text">
      <style:text-properties fo:font-size="12pt" style:font-size-asian="12pt" style:font-size-complex="12pt"/>
    </style:style>
    <style:style style:name="T8_117" style:family="text">
      <style:text-properties fo:font-size="12pt" style:font-size-asian="12pt" style:font-size-complex="12pt"/>
    </style:style>
    <style:style style:name="T8_118" style:family="text">
      <style:text-properties fo:font-size="12pt" style:font-size-asian="12pt" style:font-size-complex="12pt"/>
    </style:style>
    <style:style style:name="T8_119" style:family="text">
      <style:text-properties fo:font-size="12pt" style:font-size-asian="12pt" style:font-size-complex="12pt"/>
    </style:style>
    <style:style style:name="T8_120" style:family="text">
      <style:text-properties fo:font-size="12pt" style:font-size-asian="12pt" style:font-size-complex="12pt"/>
    </style:style>
    <style:style style:name="T8_121" style:family="text">
      <style:text-properties fo:font-size="12pt" style:font-size-asian="12pt" style:font-size-complex="12pt"/>
    </style:style>
    <style:style style:name="T8_122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fo:break-before="auto" fo:text-indent="1.27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T9_83" style:family="text">
      <style:text-properties fo:font-size="12pt" style:font-size-asian="12pt" style:font-size-complex="12pt"/>
    </style:style>
    <style:style style:name="T9_84" style:family="text">
      <style:text-properties fo:font-size="12pt" style:font-size-asian="12pt" style:font-size-complex="12pt"/>
    </style:style>
    <style:style style:name="T9_85" style:family="text">
      <style:text-properties fo:font-size="12pt" style:font-size-asian="12pt" style:font-size-complex="12pt"/>
    </style:style>
    <style:style style:name="T9_86" style:family="text">
      <style:text-properties fo:font-size="12pt" style:font-size-asian="12pt" style:font-size-complex="12pt"/>
    </style:style>
    <style:style style:name="T9_87" style:family="text">
      <style:text-properties fo:font-size="12pt" style:font-size-asian="12pt" style:font-size-complex="12pt"/>
    </style:style>
    <style:style style:name="T9_88" style:family="text">
      <style:text-properties fo:font-size="12pt" style:font-size-asian="12pt" style:font-size-complex="12pt"/>
    </style:style>
    <style:style style:name="T9_89" style:family="text">
      <style:text-properties fo:font-size="12pt" style:font-size-asian="12pt" style:font-size-complex="12pt"/>
    </style:style>
    <style:style style:name="T9_90" style:family="text">
      <style:text-properties fo:font-size="12pt" style:font-size-asian="12pt" style:font-size-complex="12pt"/>
    </style:style>
    <style:style style:name="T9_91" style:family="text">
      <style:text-properties fo:font-size="12pt" style:font-size-asian="12pt" style:font-size-complex="12pt"/>
    </style:style>
    <style:style style:name="T9_92" style:family="text">
      <style:text-properties fo:font-size="12pt" style:font-size-asian="12pt" style:font-size-complex="12pt"/>
    </style:style>
    <style:style style:name="T9_93" style:family="text">
      <style:text-properties fo:font-size="12pt" style:font-size-asian="12pt" style:font-size-complex="12pt"/>
    </style:style>
    <style:style style:name="T9_94" style:family="text">
      <style:text-properties fo:font-size="12pt" style:font-size-asian="12pt" style:font-size-complex="12pt"/>
    </style:style>
    <style:style style:name="T9_95" style:family="text">
      <style:text-properties fo:font-size="12pt" style:font-size-asian="12pt" style:font-size-complex="12pt"/>
    </style:style>
    <style:style style:name="T9_96" style:family="text">
      <style:text-properties fo:font-size="12pt" style:font-size-asian="12pt" style:font-size-complex="12pt"/>
    </style:style>
    <style:style style:name="T9_97" style:family="text">
      <style:text-properties fo:font-size="12pt" style:font-size-asian="12pt" style:font-size-complex="12pt"/>
    </style:style>
    <style:style style:name="T9_98" style:family="text">
      <style:text-properties fo:font-size="12pt" style:font-size-asian="12pt" style:font-size-complex="12pt"/>
    </style:style>
    <style:style style:name="T9_99" style:family="text">
      <style:text-properties fo:font-size="12pt" style:font-size-asian="12pt" style:font-size-complex="12pt"/>
    </style:style>
    <style:style style:name="T9_100" style:family="text">
      <style:text-properties fo:font-size="12pt" style:font-size-asian="12pt" style:font-size-complex="12pt"/>
    </style:style>
    <style:style style:name="T9_101" style:family="text">
      <style:text-properties fo:font-size="12pt" style:font-size-asian="12pt" style:font-size-complex="12pt"/>
    </style:style>
    <style:style style:name="T9_102" style:family="text">
      <style:text-properties fo:font-size="12pt" style:font-size-asian="12pt" style:font-size-complex="12pt"/>
    </style:style>
    <style:style style:name="T9_103" style:family="text">
      <style:text-properties fo:font-size="12pt" style:font-size-asian="12pt" style:font-size-complex="12pt"/>
    </style:style>
    <style:style style:name="T9_104" style:family="text">
      <style:text-properties fo:font-size="12pt" style:font-size-asian="12pt" style:font-size-complex="12pt"/>
    </style:style>
    <style:style style:name="T9_105" style:family="text">
      <style:text-properties fo:font-size="12pt" style:font-size-asian="12pt" style:font-size-complex="12pt"/>
    </style:style>
    <style:style style:name="T9_106" style:family="text">
      <style:text-properties fo:font-size="12pt" style:font-size-asian="12pt" style:font-size-complex="12pt"/>
    </style:style>
    <style:style style:name="T9_107" style:family="text">
      <style:text-properties fo:font-size="12pt" style:font-size-asian="12pt" style:font-size-complex="12pt"/>
    </style:style>
    <style:style style:name="T9_108" style:family="text">
      <style:text-properties fo:font-size="12pt" style:font-size-asian="12pt" style:font-size-complex="12pt"/>
    </style:style>
    <style:style style:name="T9_109" style:family="text">
      <style:text-properties fo:font-size="12pt" style:font-size-asian="12pt" style:font-size-complex="12pt"/>
    </style:style>
    <style:style style:name="T9_110" style:family="text">
      <style:text-properties fo:font-size="12pt" style:font-size-asian="12pt" style:font-size-complex="12pt"/>
    </style:style>
    <style:style style:name="T9_111" style:family="text">
      <style:text-properties fo:font-size="12pt" style:font-size-asian="12pt" style:font-size-complex="12pt"/>
    </style:style>
    <style:style style:name="T9_112" style:family="text">
      <style:text-properties fo:font-size="12pt" style:font-size-asian="12pt" style:font-size-complex="12pt"/>
    </style:style>
    <style:style style:name="T9_113" style:family="text">
      <style:text-properties fo:font-size="12pt" style:font-size-asian="12pt" style:font-size-complex="12pt"/>
    </style:style>
    <style:style style:name="T9_114" style:family="text">
      <style:text-properties fo:font-size="12pt" style:font-size-asian="12pt" style:font-size-complex="12pt"/>
    </style:style>
    <style:style style:name="T9_115" style:family="text">
      <style:text-properties fo:font-size="12pt" style:font-size-asian="12pt" style:font-size-complex="12pt"/>
    </style:style>
    <style:style style:name="T9_116" style:family="text">
      <style:text-properties fo:font-size="12pt" style:font-size-asian="12pt" style:font-size-complex="12pt"/>
    </style:style>
    <style:style style:name="T9_117" style:family="text">
      <style:text-properties fo:font-size="12pt" style:font-size-asian="12pt" style:font-size-complex="12pt"/>
    </style:style>
    <style:style style:name="T9_118" style:family="text">
      <style:text-properties fo:font-size="12pt" style:font-size-asian="12pt" style:font-size-complex="12pt"/>
    </style:style>
    <style:style style:name="T9_119" style:family="text">
      <style:text-properties fo:font-size="12pt" style:font-size-asian="12pt" style:font-size-complex="12pt"/>
    </style:style>
    <style:style style:name="T9_120" style:family="text">
      <style:text-properties fo:font-size="12pt" style:font-size-asian="12pt" style:font-size-complex="12pt"/>
    </style:style>
    <style:style style:name="T9_121" style:family="text">
      <style:text-properties fo:font-size="12pt" style:font-size-asian="12pt" style:font-size-complex="12pt"/>
    </style:style>
    <style:style style:name="T9_122" style:family="text">
      <style:text-properties fo:font-size="12pt" style:font-size-asian="12pt" style:font-size-complex="12pt"/>
    </style:style>
    <style:style style:name="T9_123" style:family="text">
      <style:text-properties fo:font-size="12pt" style:font-size-asian="12pt" style:font-size-complex="12pt"/>
    </style:style>
    <style:style style:name="T9_124" style:family="text">
      <style:text-properties fo:font-size="12pt" style:font-size-asian="12pt" style:font-size-complex="12pt"/>
    </style:style>
    <style:style style:name="T9_125" style:family="text">
      <style:text-properties fo:font-size="12pt" style:font-size-asian="12pt" style:font-size-complex="12pt"/>
    </style:style>
    <style:style style:name="T9_126" style:family="text">
      <style:text-properties fo:font-size="12pt" style:font-size-asian="12pt" style:font-size-complex="12pt"/>
    </style:style>
    <style:style style:name="T9_127" style:family="text">
      <style:text-properties fo:font-size="12pt" style:font-size-asian="12pt" style:font-size-complex="12pt"/>
    </style:style>
    <style:style style:name="T9_128" style:family="text">
      <style:text-properties fo:font-size="12pt" style:font-size-asian="12pt" style:font-size-complex="12pt"/>
    </style:style>
    <style:style style:name="T9_129" style:family="text">
      <style:text-properties fo:font-size="12pt" style:font-size-asian="12pt" style:font-size-complex="12pt"/>
    </style:style>
    <style:style style:name="T9_130" style:family="text">
      <style:text-properties fo:font-size="12pt" style:font-size-asian="12pt" style:font-size-complex="12pt"/>
    </style:style>
    <style:style style:name="T9_131" style:family="text">
      <style:text-properties fo:font-size="12pt" style:font-size-asian="12pt" style:font-size-complex="12pt"/>
    </style:style>
    <style:style style:name="T9_132" style:family="text">
      <style:text-properties fo:font-size="12pt" style:font-size-asian="12pt" style:font-size-complex="12pt"/>
    </style:style>
    <style:style style:name="T9_133" style:family="text">
      <style:text-properties fo:font-size="12pt" style:font-size-asian="12pt" style:font-size-complex="12pt"/>
    </style:style>
    <style:style style:name="T9_134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text-indent="1.27cm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text-indent="1.27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fo:break-before="auto" fo:text-indent="1.27cm" style:writing-mode="lr-tb"/>
      <style:text-properties fo:color="#00ff00"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text-indent="1.27cm" style:writing-mode="lr-tb"/>
      <style:text-properties fo:color="#ff0000" fo:font-size="12pt" style:font-size-asian="12pt" style:font-size-complex="12pt"/>
    </style:style>
    <style:style style:name="P14" style:family="paragraph" style:parent-style-name="Standard">
      <style:paragraph-properties fo:text-align="justify" fo:break-before="auto" fo:text-indent="1.27cm" style:writing-mode="lr-tb"/>
    </style:style>
    <style:style style:name="T14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4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text-indent="1.27cm" style:writing-mode="lr-tb"/>
    </style:style>
    <style:style style:name="T15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1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2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2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2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2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5_2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text-indent="1.27cm" style:writing-mode="lr-tb"/>
    </style:style>
    <style:style style:name="T16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6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6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6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6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6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6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6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6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6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text-indent="1.27cm" style:writing-mode="lr-tb"/>
    </style:style>
    <style:style style:name="T17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7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18" style:family="paragraph" style:parent-style-name="Standard">
      <style:paragraph-properties fo:text-align="justify" fo:break-before="auto" fo:text-indent="1.27cm" style:writing-mode="lr-tb"/>
    </style:style>
    <style:style style:name="T18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1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2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2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2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2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2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2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2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2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8_2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19" style:family="paragraph" style:parent-style-name="Standard">
      <style:paragraph-properties fo:text-align="justify" fo:break-before="auto" fo:text-indent="1.27cm" style:writing-mode="lr-tb"/>
    </style:style>
    <style:style style:name="T19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19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20" style:family="paragraph" style:parent-style-name="Standard">
      <style:paragraph-properties fo:text-align="justify" fo:break-before="auto" fo:text-indent="1.27cm" style:writing-mode="lr-tb"/>
    </style:style>
    <style:style style:name="T20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1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2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2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0_22" style:family="text">
      <style:text-properties fo:color="#ff0000" fo:font-size="10pt" style:font-size-asian="10pt" style:font-size-complex="10pt" fo:font-weight="bold" style:font-weight-asian="bold" style:font-weight-complex="bold"/>
    </style:style>
  </office:automatic-styles>
  <office:body>
    <office:text>
      <text:p text:style-name="P1"><text:span text:style-name="T1_1">Introdução</text:span><text:span text:style-name="T1_2">.</text:span></text:p>
      <text:p text:style-name="P2"/>
      <text:p text:style-name="P3"><text:span text:style-name="T3_1"><text:tab/></text:span><text:span text:style-name="T3_2">Doador</text:span><text:span text:style-name="T3_3"><text:s/></text:span><text:span text:style-name="T3_4">de</text:span><text:span text:style-name="T3_5"><text:s/></text:span><text:span text:style-name="T3_6">sangue</text:span><text:span text:style-name="T3_7"><text:s/></text:span><text:span text:style-name="T3_8">é</text:span><text:span text:style-name="T3_9"><text:s/></text:span><text:span text:style-name="T3_10">o</text:span><text:span text:style-name="T3_11"><text:s/></text:span><text:span text:style-name="T3_12">individuo</text:span><text:span text:style-name="T3_13"><text:s/></text:span><text:span text:style-name="T3_14">que</text:span><text:span text:style-name="T3_15"><text:s/></text:span><text:span text:style-name="T3_16">se</text:span><text:span text:style-name="T3_17"><text:s/></text:span><text:span text:style-name="T3_18">voluntaria</text:span><text:span text:style-name="T3_19"><text:s/></text:span><text:span text:style-name="T3_20">para</text:span><text:span text:style-name="T3_21"><text:s/></text:span><text:span text:style-name="T3_22">que</text:span><text:span text:style-name="T3_23"><text:s/></text:span><text:span text:style-name="T3_24">seja</text:span><text:span text:style-name="T3_25"><text:s/></text:span><text:span text:style-name="T3_26">feita</text:span><text:span text:style-name="T3_27"><text:s/></text:span><text:span text:style-name="T3_28">e</text:span><text:span text:style-name="T3_29"><text:s/></text:span><text:span text:style-name="T3_30">extração</text:span><text:span text:style-name="T3_31"><text:s/></text:span><text:span text:style-name="T3_32">de</text:span><text:span text:style-name="T3_33"><text:s/></text:span><text:span text:style-name="T3_34">seu</text:span><text:span text:style-name="T3_35"><text:s/></text:span><text:span text:style-name="T3_36">sangue</text:span><text:span text:style-name="T3_37"><text:s/></text:span><text:span text:style-name="T3_38">para</text:span><text:span text:style-name="T3_39"><text:s/></text:span><text:span text:style-name="T3_40">que</text:span><text:span text:style-name="T3_41"><text:s/></text:span><text:span text:style-name="T3_42">este</text:span><text:span text:style-name="T3_43"><text:s/></text:span><text:span text:style-name="T3_44">seja</text:span><text:span text:style-name="T3_45"><text:s/></text:span><text:span text:style-name="T3_46">utilizado</text:span><text:span text:style-name="T3_47"><text:s/></text:span><text:span text:style-name="T3_48">no</text:span><text:span text:style-name="T3_49"><text:s/></text:span><text:span text:style-name="T3_50">futuro</text:span><text:span text:style-name="T3_51"><text:s/></text:span><text:span text:style-name="T3_52">em</text:span><text:span text:style-name="T3_53"><text:s/></text:span><text:span text:style-name="T3_54">individuo</text:span><text:span text:style-name="T3_55"><text:s/></text:span><text:span text:style-name="T3_56">especificado</text:span><text:span text:style-name="T3_57"><text:s/></text:span><text:span text:style-name="T3_58">por</text:span><text:span text:style-name="T3_59"><text:s/></text:span><text:span text:style-name="T3_60">esse</text:span><text:span text:style-name="T3_61"><text:s/></text:span><text:span text:style-name="T3_62">ou</text:span><text:span text:style-name="T3_63"><text:s/></text:span><text:span text:style-name="T3_64">quando</text:span><text:span text:style-name="T3_65"><text:s/></text:span><text:span text:style-name="T3_66">surgir</text:span><text:span text:style-name="T3_67"><text:s/></text:span><text:span text:style-name="T3_68">a</text:span><text:span text:style-name="T3_69"><text:s/></text:span><text:span text:style-name="T3_70">necessidade</text:span><text:span text:style-name="T3_71">.<text:s/></text:span></text:p>
      <text:p text:style-name="P4"><text:span text:style-name="T4_1">Como</text:span><text:span text:style-name="T4_2"><text:s/></text:span><text:span text:style-name="T4_3">sangue</text:span><text:span text:style-name="T4_4"><text:s/></text:span><text:span text:style-name="T4_5">não</text:span><text:span text:style-name="T4_6"><text:s/></text:span><text:span text:style-name="T4_7">se</text:span><text:span text:style-name="T4_8"><text:s/></text:span><text:span text:style-name="T4_9">fabrica</text:span><text:span text:style-name="T4_10"><text:s/></text:span><text:span text:style-name="T4_11">artificialmente</text:span><text:span text:style-name="T4_12"><text:s/></text:span><text:span text:style-name="T4_13">se</text:span><text:span text:style-name="T4_14"><text:s/></text:span><text:span text:style-name="T4_15">faz</text:span><text:span text:style-name="T4_16"><text:s/></text:span><text:span text:style-name="T4_17">necessaria</text:span><text:span text:style-name="T4_18"><text:s/></text:span><text:span text:style-name="T4_19">a</text:span><text:span text:style-name="T4_20"><text:s/></text:span><text:span text:style-name="T4_21">coloboração</text:span><text:span text:style-name="T4_22"><text:s/></text:span><text:span text:style-name="T4_23">de</text:span><text:span text:style-name="T4_24"><text:s/></text:span><text:span text:style-name="T4_25">doadores</text:span><text:span text:style-name="T4_26">,<text:s/></text:span><text:span text:style-name="T4_27">pois</text:span><text:span text:style-name="T4_28"><text:s/></text:span><text:span text:style-name="T4_29">a</text:span><text:span text:style-name="T4_30"><text:s/></text:span><text:span text:style-name="T4_31">unica</text:span><text:span text:style-name="T4_32"><text:s/></text:span><text:span text:style-name="T4_33">fonte</text:span><text:span text:style-name="T4_34"><text:s/></text:span><text:span text:style-name="T4_35">para</text:span><text:span text:style-name="T4_36"><text:s/></text:span><text:span text:style-name="T4_37">esse</text:span><text:span text:style-name="T4_38"><text:s/></text:span><text:span text:style-name="T4_39">material</text:span><text:span text:style-name="T4_40"><text:s/></text:span><text:span text:style-name="T4_41">é</text:span><text:span text:style-name="T4_42"><text:s/></text:span><text:span text:style-name="T4_43">um</text:span><text:span text:style-name="T4_44"><text:s/></text:span><text:span text:style-name="T4_45">individuo</text:span><text:span text:style-name="T4_46"><text:s/></text:span><text:span text:style-name="T4_47">doador</text:span><text:span text:style-name="T4_48">,<text:s/></text:span><text:span text:style-name="T4_49">no</text:span><text:span text:style-name="T4_50"><text:s/></text:span><text:span text:style-name="T4_51">Brasil</text:span><text:span text:style-name="T4_52"><text:s/></text:span><text:span text:style-name="T4_53">a</text:span><text:span text:style-name="T4_54"><text:s/></text:span><text:span text:style-name="T4_55">coleta</text:span><text:span text:style-name="T4_56">,<text:s/></text:span><text:span text:style-name="T4_57">armazenamento</text:span><text:span text:style-name="T4_58"><text:s/></text:span><text:span text:style-name="T4_59">e</text:span><text:span text:style-name="T4_60"><text:s/></text:span><text:span text:style-name="T4_61">gerenciamento</text:span><text:span text:style-name="T4_62"><text:s/></text:span><text:span text:style-name="T4_63">do</text:span><text:span text:style-name="T4_64"><text:s/></text:span><text:span text:style-name="T4_65">sangue</text:span><text:span text:style-name="T4_66"><text:s/></text:span><text:span text:style-name="T4_67">é</text:span><text:span text:style-name="T4_68"><text:s/></text:span><text:span text:style-name="T4_69">feito</text:span><text:span text:style-name="T4_70"><text:s/></text:span><text:span text:style-name="T4_71">por</text:span><text:span text:style-name="T4_72"><text:s/></text:span><text:span text:style-name="T4_73">Hemocentros</text:span><text:span text:style-name="T4_74">,<text:s/></text:span><text:span text:style-name="T4_75">Hospitais</text:span><text:span text:style-name="T4_76">,<text:s/></text:span><text:span text:style-name="T4_77">Postos</text:span><text:span text:style-name="T4_78"><text:s/></text:span><text:span text:style-name="T4_79">de</text:span><text:span text:style-name="T4_80"><text:s/></text:span><text:span text:style-name="T4_81">Saúde</text:span><text:span text:style-name="T4_82">,<text:s/></text:span><text:span text:style-name="T4_83">sejam</text:span><text:span text:style-name="T4_84"><text:s/></text:span><text:span text:style-name="T4_85">estas</text:span><text:span text:style-name="T4_86"><text:s/></text:span><text:span text:style-name="T4_87">de</text:span><text:span text:style-name="T4_88"><text:s/></text:span><text:span text:style-name="T4_89">ambitro</text:span><text:span text:style-name="T4_90"><text:s/></text:span><text:span text:style-name="T4_91">federal</text:span><text:span text:style-name="T4_92">,<text:s/></text:span><text:span text:style-name="T4_93">estadual</text:span><text:span text:style-name="T4_94"><text:s/></text:span><text:span text:style-name="T4_95">ou</text:span><text:span text:style-name="T4_96"><text:s/></text:span><text:span text:style-name="T4_97">local</text:span><text:span text:style-name="T4_98">.<text:tab/></text:span></text:p>
      <text:p text:style-name="P5"><text:span text:style-name="T5_1">Para</text:span><text:span text:style-name="T5_2"><text:s/></text:span><text:span text:style-name="T5_3">se</text:span><text:span text:style-name="T5_4"><text:s/></text:span><text:span text:style-name="T5_5">doar</text:span><text:span text:style-name="T5_6"><text:s/></text:span><text:span text:style-name="T5_7">sangue</text:span><text:span text:style-name="T5_8"><text:s/></text:span><text:span text:style-name="T5_9">é</text:span><text:span text:style-name="T5_10"><text:s/></text:span><text:span text:style-name="T5_11">necessario</text:span><text:span text:style-name="T5_12"><text:s/></text:span><text:span text:style-name="T5_13">fazer</text:span><text:span text:style-name="T5_14"><text:s/></text:span><text:span text:style-name="T5_15">um</text:span><text:span text:style-name="T5_16"><text:s/></text:span><text:span text:style-name="T5_17">cadastro</text:span><text:span text:style-name="T5_18"><text:s/></text:span><text:span text:style-name="T5_19">previamente</text:span><text:span text:style-name="T5_20">,<text:s/></text:span><text:span text:style-name="T5_21">exames</text:span><text:span text:style-name="T5_22"><text:s/></text:span><text:span text:style-name="T5_23">para</text:span><text:span text:style-name="T5_24"><text:s/></text:span><text:span text:style-name="T5_25">anemia</text:span><text:span text:style-name="T5_26"><text:s/></text:span><text:span text:style-name="T5_27">e</text:span><text:span text:style-name="T5_28"><text:s/></text:span><text:span text:style-name="T5_29">uma</text:span><text:span text:style-name="T5_30"><text:s/></text:span><text:span text:style-name="T5_31">serie</text:span><text:span text:style-name="T5_32"><text:s/></text:span><text:span text:style-name="T5_33">de</text:span><text:span text:style-name="T5_34"><text:s/></text:span><text:span text:style-name="T5_35">patogenes</text:span><text:span text:style-name="T5_36"><text:s/></text:span><text:span text:style-name="T5_37">que</text:span><text:span text:style-name="T5_38"><text:s/></text:span><text:span text:style-name="T5_39">se</text:span><text:span text:style-name="T5_40"><text:s/></text:span><text:span text:style-name="T5_41">atestado</text:span><text:span text:style-name="T5_42"><text:s/></text:span><text:span text:style-name="T5_43">positivos</text:span><text:span text:style-name="T5_44"><text:s/></text:span><text:span text:style-name="T5_45">resultariam</text:span><text:span text:style-name="T5_46"><text:s/></text:span><text:span text:style-name="T5_47">na</text:span><text:span text:style-name="T5_48"><text:s/></text:span><text:span text:style-name="T5_49">desclassificação</text:span><text:span text:style-name="T5_50"><text:s/></text:span><text:span text:style-name="T5_51">do</text:span><text:span text:style-name="T5_52"><text:s/></text:span><text:span text:style-name="T5_53">voluntario</text:span><text:span text:style-name="T5_54"><text:s/></text:span><text:span text:style-name="T5_55">como</text:span><text:span text:style-name="T5_56"><text:s/></text:span><text:span text:style-name="T5_57">doador</text:span><text:span text:style-name="T5_58"><text:s/></text:span><text:span text:style-name="T5_59">seja</text:span><text:span text:style-name="T5_60"><text:s/></text:span><text:span text:style-name="T5_61">em</text:span><text:span text:style-name="T5_62"><text:s/></text:span><text:span text:style-name="T5_63">carater</text:span><text:span text:style-name="T5_64"><text:s/></text:span><text:span text:style-name="T5_65">temporario</text:span><text:span text:style-name="T5_66"><text:s/></text:span><text:span text:style-name="T5_67">ou</text:span><text:span text:style-name="T5_68"><text:s/></text:span><text:span text:style-name="T5_69">permanente</text:span><text:span text:style-name="T5_70">.</text:span></text:p>
      <text:p text:style-name="P6"><text:span text:style-name="T6_1">Atualmente</text:span><text:span text:style-name="T6_2"><text:s/></text:span><text:span text:style-name="T6_3">o</text:span><text:span text:style-name="T6_4"><text:s/></text:span><text:span text:style-name="T6_5">controle</text:span><text:span text:style-name="T6_6"><text:s/></text:span><text:span text:style-name="T6_7">destes</text:span><text:span text:style-name="T6_8"><text:s/></text:span><text:span text:style-name="T6_9">voluntarios</text:span><text:span text:style-name="T6_10"><text:s/></text:span><text:span text:style-name="T6_11">é</text:span><text:span text:style-name="T6_12"><text:s/></text:span><text:span text:style-name="T6_13">feito</text:span><text:span text:style-name="T6_14"><text:s/></text:span><text:span text:style-name="T6_15">por</text:span><text:span text:style-name="T6_16"><text:s/></text:span><text:span text:style-name="T6_17">sistemas</text:span><text:span text:style-name="T6_18"><text:s/></text:span><text:span text:style-name="T6_19">de</text:span><text:span text:style-name="T6_20"><text:s/></text:span><text:span text:style-name="T6_21">escopo</text:span><text:span text:style-name="T6_22"><text:s/></text:span><text:span text:style-name="T6_23">local</text:span><text:span text:style-name="T6_24"><text:s/></text:span><text:span text:style-name="T6_25">da</text:span><text:span text:style-name="T6_26"><text:s/></text:span><text:span text:style-name="T6_27">instituição</text:span><text:span text:style-name="T6_28"><text:s/></text:span><text:span text:style-name="T6_29">onde</text:span><text:span text:style-name="T6_30"><text:s/></text:span><text:span text:style-name="T6_31">o</text:span><text:span text:style-name="T6_32"><text:s/></text:span><text:span text:style-name="T6_33">cadastro</text:span><text:span text:style-name="T6_34"><text:s/></text:span><text:span text:style-name="T6_35">do</text:span><text:span text:style-name="T6_36"><text:s/></text:span><text:span text:style-name="T6_37">mesmo</text:span><text:span text:style-name="T6_38"><text:s/></text:span><text:span text:style-name="T6_39">foi</text:span><text:span text:style-name="T6_40"><text:s/></text:span><text:span text:style-name="T6_41">feito</text:span><text:span text:style-name="T6_42"><text:s/></text:span><text:span text:style-name="T6_43">seja</text:span><text:span text:style-name="T6_44"><text:s/></text:span><text:span text:style-name="T6_45">por</text:span><text:span text:style-name="T6_46"><text:s/></text:span><text:span text:style-name="T6_47">sistema</text:span><text:span text:style-name="T6_48"><text:s/></text:span><text:span text:style-name="T6_49">informatizado</text:span><text:span text:style-name="T6_50"><text:s/></text:span><text:span text:style-name="T6_51">ou</text:span><text:span text:style-name="T6_52"><text:s/></text:span><text:span text:style-name="T6_53">registro</text:span><text:span text:style-name="T6_54"><text:s/></text:span><text:span text:style-name="T6_55">em</text:span><text:span text:style-name="T6_56"><text:s/></text:span><text:span text:style-name="T6_57">documentação</text:span><text:span text:style-name="T6_58"><text:s/></text:span><text:span text:style-name="T6_59">fisica</text:span><text:span text:style-name="T6_60">.<text:s/></text:span></text:p>
      <text:p text:style-name="P7"><text:span text:style-name="T7_1">Consequemente</text:span><text:span text:style-name="T7_2"><text:s/></text:span><text:span text:style-name="T7_3">urge</text:span><text:span text:style-name="T7_4">-</text:span><text:span text:style-name="T7_5">se</text:span><text:span text:style-name="T7_6"><text:s/></text:span><text:span text:style-name="T7_7">algo</text:span><text:span text:style-name="T7_8"><text:s/></text:span><text:span text:style-name="T7_9">integre</text:span><text:span text:style-name="T7_10"><text:s/></text:span><text:span text:style-name="T7_11">essas</text:span><text:span text:style-name="T7_12"><text:s/>“</text:span><text:span text:style-name="T7_13">ilhas</text:span><text:span text:style-name="T7_14">”<text:s/></text:span><text:span text:style-name="T7_15">de</text:span><text:span text:style-name="T7_16"><text:s/></text:span><text:span text:style-name="T7_17">doadores</text:span><text:span text:style-name="T7_18"><text:s/></text:span><text:span text:style-name="T7_19">cadastrados</text:span><text:span text:style-name="T7_20"><text:s/></text:span><text:span text:style-name="T7_21">e</text:span><text:span text:style-name="T7_22"><text:s/></text:span><text:span text:style-name="T7_23">facilite</text:span><text:span text:style-name="T7_24"><text:s/></text:span><text:span text:style-name="T7_25">o</text:span><text:span text:style-name="T7_26"><text:s/></text:span><text:span text:style-name="T7_27">gerenciamento</text:span><text:span text:style-name="T7_28">,<text:s/></text:span><text:span text:style-name="T7_29">e</text:span><text:span text:style-name="T7_30"><text:s/></text:span><text:span text:style-name="T7_31">aquisição</text:span><text:span text:style-name="T7_32"><text:s/></text:span><text:span text:style-name="T7_33">de</text:span><text:span text:style-name="T7_34"><text:s/></text:span><text:span text:style-name="T7_35">mais</text:span><text:span text:style-name="T7_36"><text:s/></text:span><text:span text:style-name="T7_37">doadores</text:span><text:span text:style-name="T7_38">,<text:s/></text:span><text:span text:style-name="T7_39">pois</text:span><text:span text:style-name="T7_40"><text:s/></text:span><text:span text:style-name="T7_41">sitema</text:span><text:span text:style-name="T7_42"><text:s/></text:span><text:span text:style-name="T7_43">atual</text:span><text:span text:style-name="T7_44"><text:s/></text:span><text:span text:style-name="T7_45">é</text:span><text:span text:style-name="T7_46"><text:s/></text:span><text:span text:style-name="T7_47">sujeito</text:span><text:span text:style-name="T7_48"><text:s/></text:span><text:span text:style-name="T7_49">a</text:span><text:span text:style-name="T7_50"><text:s/></text:span><text:span text:style-name="T7_51">erro</text:span><text:span text:style-name="T7_52"><text:s/></text:span><text:span text:style-name="T7_53">e</text:span><text:span text:style-name="T7_54"><text:s/></text:span><text:span text:style-name="T7_55">demanda</text:span><text:span text:style-name="T7_56"><text:s/></text:span><text:span text:style-name="T7_57">tempo</text:span><text:span text:style-name="T7_58"><text:s/></text:span><text:span text:style-name="T7_59">muitas</text:span><text:span text:style-name="T7_60"><text:s/></text:span><text:span text:style-name="T7_61">vezes</text:span><text:span text:style-name="T7_62"><text:s/></text:span><text:span text:style-name="T7_63">não</text:span><text:span text:style-name="T7_64"><text:s/></text:span><text:span text:style-name="T7_65">disponivel</text:span><text:span text:style-name="T7_66">.<text:s/></text:span><text:span text:style-name="T7_67">Agilizar</text:span><text:span text:style-name="T7_68"><text:s/></text:span><text:span text:style-name="T7_69">e</text:span><text:span text:style-name="T7_70"><text:s/></text:span><text:span text:style-name="T7_71">facilitar</text:span><text:span text:style-name="T7_72"><text:s/></text:span><text:span text:style-name="T7_73">esse</text:span><text:span text:style-name="T7_74"><text:s/></text:span><text:span text:style-name="T7_75">processo</text:span><text:span text:style-name="T7_76"><text:s/></text:span><text:span text:style-name="T7_77">consequentemente</text:span><text:span text:style-name="T7_78"><text:s/></text:span><text:span text:style-name="T7_79">o</text:span><text:span text:style-name="T7_80"><text:s/></text:span><text:span text:style-name="T7_81">tornando</text:span><text:span text:style-name="T7_82"><text:s/></text:span><text:span text:style-name="T7_83">menos</text:span><text:span text:style-name="T7_84"><text:s/></text:span><text:span text:style-name="T7_85">suscetivel</text:span><text:span text:style-name="T7_86"><text:s/></text:span><text:span text:style-name="T7_87">a</text:span><text:span text:style-name="T7_88"><text:s/></text:span><text:span text:style-name="T7_89">erros</text:span><text:span text:style-name="T7_90"><text:s/></text:span><text:span text:style-name="T7_91">é</text:span><text:span text:style-name="T7_92"><text:s/></text:span><text:span text:style-name="T7_93">essencial</text:span><text:span text:style-name="T7_94">,<text:s/></text:span><text:span text:style-name="T7_95">c</text:span><text:span text:style-name="T7_96">om</text:span><text:span text:style-name="T7_97"><text:s/></text:span><text:span text:style-name="T7_98">uso</text:span><text:span text:style-name="T7_99"><text:s/></text:span><text:span text:style-name="T7_100">de</text:span><text:span text:style-name="T7_101"><text:s/></text:span><text:span text:style-name="T7_102">tecnicas</text:span><text:span text:style-name="T7_103"><text:s/></text:span><text:span text:style-name="T7_104">de</text:span><text:span text:style-name="T7_105"><text:s/></text:span><text:span text:style-name="T7_106">desenvolvimento</text:span><text:span text:style-name="T7_107"><text:s/></text:span><text:span text:style-name="T7_108">modernas</text:span><text:span text:style-name="T7_109"><text:s/></text:span><text:span text:style-name="T7_110">isso</text:span><text:span text:style-name="T7_111"><text:s/></text:span><text:span text:style-name="T7_112">se</text:span><text:span text:style-name="T7_113"><text:s/></text:span><text:span text:style-name="T7_114">torna</text:span><text:span text:style-name="T7_115"><text:s/></text:span><text:span text:style-name="T7_116">não</text:span><text:span text:style-name="T7_117"><text:s/></text:span><text:span text:style-name="T7_118">somente</text:span><text:span text:style-name="T7_119"><text:s/></text:span><text:span text:style-name="T7_120">possivel</text:span><text:span text:style-name="T7_121"><text:s/></text:span><text:span text:style-name="T7_122">mas</text:span><text:span text:style-name="T7_123"><text:s/></text:span><text:span text:style-name="T7_124">tambem</text:span><text:span text:style-name="T7_125"><text:s/></text:span><text:span text:style-name="T7_126">se</text:span><text:span text:style-name="T7_127"><text:s/></text:span><text:span text:style-name="T7_128">torna</text:span><text:span text:style-name="T7_129"><text:s/></text:span><text:span text:style-name="T7_130">algo</text:span><text:span text:style-name="T7_131"><text:s/></text:span><text:span text:style-name="T7_132">mais</text:span><text:span text:style-name="T7_133"><text:s/></text:span><text:span text:style-name="T7_134">facil</text:span><text:span text:style-name="T7_135"><text:s/></text:span><text:span text:style-name="T7_136">de</text:span><text:span text:style-name="T7_137"><text:s/></text:span><text:span text:style-name="T7_138">ser</text:span><text:span text:style-name="T7_139"><text:s/></text:span><text:span text:style-name="T7_140">resolvido</text:span><text:span text:style-name="T7_141"><text:s/></text:span><text:span text:style-name="T7_142">de</text:span><text:span text:style-name="T7_143"><text:s/></text:span><text:span text:style-name="T7_144">forma</text:span><text:span text:style-name="T7_145"><text:s/></text:span><text:span text:style-name="T7_146">coerente</text:span><text:span text:style-name="T7_147"><text:s/></text:span><text:span text:style-name="T7_148">e</text:span><text:span text:style-name="T7_149"><text:s/></text:span><text:span text:style-name="T7_150">coesa</text:span><text:span text:style-name="T7_151">.</text:span><text:span text:style-name="T7_152"><text:tab/></text:span></text:p>
      <text:p text:style-name="P8"><text:span text:style-name="T8_1">Desenvolver</text:span><text:span text:style-name="T8_2"><text:s/></text:span><text:span text:style-name="T8_3">software</text:span><text:span text:style-name="T8_4"><text:s/></text:span><text:span text:style-name="T8_5">pode</text:span><text:span text:style-name="T8_6"><text:s/></text:span><text:span text:style-name="T8_7">ser</text:span><text:span text:style-name="T8_8"><text:s/></text:span><text:span text:style-name="T8_9">comumente</text:span><text:span text:style-name="T8_10"><text:s/></text:span><text:span text:style-name="T8_11">comparado</text:span><text:span text:style-name="T8_12"><text:s/></text:span><text:span text:style-name="T8_13">com</text:span><text:span text:style-name="T8_14"><text:s/></text:span><text:span text:style-name="T8_15">a</text:span><text:span text:style-name="T8_16"><text:s/></text:span><text:span text:style-name="T8_17">confecção</text:span><text:span text:style-name="T8_18"><text:s/></text:span><text:span text:style-name="T8_19">de</text:span><text:span text:style-name="T8_20"><text:s/></text:span><text:span text:style-name="T8_21">um</text:span><text:span text:style-name="T8_22"><text:s/></text:span><text:span text:style-name="T8_23">trabalho</text:span><text:span text:style-name="T8_24"><text:s/></text:span><text:span text:style-name="T8_25">de</text:span><text:span text:style-name="T8_26"><text:s/></text:span><text:span text:style-name="T8_27">arte</text:span><text:span text:style-name="T8_28"><text:s/></text:span><text:span text:style-name="T8_29">pois</text:span><text:span text:style-name="T8_30"><text:s/></text:span><text:span text:style-name="T8_31">este</text:span><text:span text:style-name="T8_32"><text:s/></text:span><text:span text:style-name="T8_33">requer</text:span><text:span text:style-name="T8_34"><text:s/></text:span><text:span text:style-name="T8_35">criatividade</text:span><text:span text:style-name="T8_36"><text:s/></text:span><text:span text:style-name="T8_37">em</text:span><text:span text:style-name="T8_38"><text:s/></text:span><text:span text:style-name="T8_39">seu</text:span><text:span text:style-name="T8_40"><text:s/></text:span><text:span text:style-name="T8_41">projeto</text:span><text:span text:style-name="T8_42"><text:s/></text:span><text:span text:style-name="T8_43">e</text:span><text:span text:style-name="T8_44"><text:s/></text:span><text:span text:style-name="T8_45">grande</text:span><text:span text:style-name="T8_46"><text:s/></text:span><text:span text:style-name="T8_47">habilidade</text:span><text:span text:style-name="T8_48"><text:s/></text:span><text:span text:style-name="T8_49">para</text:span><text:span text:style-name="T8_50"><text:s/></text:span><text:span text:style-name="T8_51">atingir</text:span><text:span text:style-name="T8_52"><text:s/></text:span><text:span text:style-name="T8_53">a</text:span><text:span text:style-name="T8_54"><text:s/></text:span><text:span text:style-name="T8_55">sua</text:span><text:span text:style-name="T8_56"><text:s/></text:span><text:span text:style-name="T8_57">compleição</text:span><text:span text:style-name="T8_58">.<text:s/></text:span><text:span text:style-name="T8_59">O</text:span><text:span text:style-name="T8_60"><text:s/></text:span><text:span text:style-name="T8_61">software</text:span><text:span text:style-name="T8_62"><text:s/></text:span><text:span text:style-name="T8_63">é</text:span><text:span text:style-name="T8_64"><text:s/></text:span><text:span text:style-name="T8_65">frequentemente</text:span><text:span text:style-name="T8_66"><text:s/></text:span><text:span text:style-name="T8_67">maleavel</text:span><text:span text:style-name="T8_68"><text:s/></text:span><text:span text:style-name="T8_69">porem</text:span><text:span text:style-name="T8_70"><text:s/></text:span><text:span text:style-name="T8_71">incoerente</text:span><text:span text:style-name="T8_72"><text:s/></text:span><text:span text:style-name="T8_73">e</text:span><text:span text:style-name="T8_74"><text:s/></text:span><text:span text:style-name="T8_75">se</text:span><text:span text:style-name="T8_76"><text:s/></text:span><text:span text:style-name="T8_77">mantem</text:span><text:span text:style-name="T8_78"><text:s/></text:span><text:span text:style-name="T8_79">incompleto</text:span><text:span text:style-name="T8_80"><text:s/></text:span><text:span text:style-name="T8_81">permanentemente</text:span><text:span text:style-name="T8_82">.<text:s/></text:span><text:span text:style-name="T8_83">O</text:span><text:span text:style-name="T8_84"><text:s/></text:span><text:span text:style-name="T8_85">desenvolvimento</text:span><text:span text:style-name="T8_86"><text:s/></text:span><text:span text:style-name="T8_87">ágil</text:span><text:span text:style-name="T8_88"><text:s/></text:span><text:span text:style-name="T8_89">de</text:span><text:span text:style-name="T8_90"><text:s/></text:span><text:span text:style-name="T8_91">software</text:span><text:span text:style-name="T8_92"><text:s/></text:span><text:span text:style-name="T8_93">é</text:span><text:span text:style-name="T8_94"><text:s/></text:span><text:span text:style-name="T8_95">baseado</text:span><text:span text:style-name="T8_96"><text:s/></text:span><text:span text:style-name="T8_97">em</text:span><text:span text:style-name="T8_98"><text:s/></text:span><text:span text:style-name="T8_99">mudanças</text:span><text:span text:style-name="T8_100"><text:s/></text:span><text:span text:style-name="T8_101">fundamentais</text:span><text:span text:style-name="T8_102"><text:s/></text:span><text:span text:style-name="T8_103">no</text:span><text:span text:style-name="T8_104"><text:s/></text:span><text:span text:style-name="T8_105">processo</text:span><text:span text:style-name="T8_106"><text:s/></text:span><text:span text:style-name="T8_107">desenvolvimento</text:span><text:span text:style-name="T8_108"><text:s/></text:span><text:span text:style-name="T8_109">de</text:span><text:span text:style-name="T8_110"><text:s/></text:span><text:span text:style-name="T8_111">software</text:span><text:span text:style-name="T8_112"><text:s/></text:span><text:span text:style-name="T8_113">visionadas</text:span><text:span text:style-name="T8_114"><text:s/></text:span><text:span text:style-name="T8_115">a</text:span><text:span text:style-name="T8_116"><text:s/></text:span><text:span text:style-name="T8_117">muito</text:span><text:span text:style-name="T8_118"><text:s/></text:span><text:span text:style-name="T8_119">tempo</text:span><text:span text:style-name="T8_120"><text:s/></text:span><text:span text:style-name="T8_121">atras</text:span><text:span text:style-name="T8_122">.</text:span></text:p>
      <text:p text:style-name="P9"><text:span text:style-name="T9_1">Desenvolvimento</text:span><text:span text:style-name="T9_2"><text:s/></text:span><text:span text:style-name="T9_3">ágil</text:span><text:span text:style-name="T9_4"><text:s/></text:span><text:span text:style-name="T9_5">significa</text:span><text:span text:style-name="T9_6"><text:s/></text:span><text:span text:style-name="T9_7">uma</text:span><text:span text:style-name="T9_8"><text:s/></text:span><text:span text:style-name="T9_9">mudança</text:span><text:span text:style-name="T9_10"><text:s/></text:span><text:span text:style-name="T9_11">fundamental</text:span><text:span text:style-name="T9_12"><text:s/></text:span><text:span text:style-name="T9_13">em</text:span><text:span text:style-name="T9_14"><text:s/></text:span><text:span text:style-name="T9_15">como</text:span><text:span text:style-name="T9_16"><text:s/></text:span><text:span text:style-name="T9_17">gerenciamos</text:span><text:span text:style-name="T9_18"><text:s/></text:span><text:span text:style-name="T9_19">nossos</text:span><text:span text:style-name="T9_20"><text:s/></text:span><text:span text:style-name="T9_21">projetos</text:span><text:span text:style-name="T9_22">.<text:s/></text:span><text:span text:style-name="T9_23">Pois</text:span><text:span text:style-name="T9_24"><text:s/></text:span><text:span text:style-name="T9_25">se</text:span><text:span text:style-name="T9_26"><text:s/></text:span><text:span text:style-name="T9_27">um</text:span><text:span text:style-name="T9_28"><text:s/></text:span><text:span text:style-name="T9_29">software</text:span><text:span text:style-name="T9_30"><text:s/></text:span><text:span text:style-name="T9_31">totalmente</text:span><text:span text:style-name="T9_32"><text:s/></text:span><text:span text:style-name="T9_33">funcional</text:span><text:span text:style-name="T9_34"><text:s/></text:span><text:span text:style-name="T9_35">é</text:span><text:span text:style-name="T9_36"><text:s/></text:span><text:span text:style-name="T9_37">o</text:span><text:span text:style-name="T9_38"><text:s/></text:span><text:span text:style-name="T9_39">relsultado</text:span><text:span text:style-name="T9_40"><text:s/></text:span><text:span text:style-name="T9_41">em</text:span><text:span text:style-name="T9_42"><text:s/></text:span><text:span text:style-name="T9_43">busca</text:span><text:span text:style-name="T9_44"><text:s/></text:span><text:span text:style-name="T9_45">de</text:span><text:span text:style-name="T9_46"><text:s/></text:span><text:span text:style-name="T9_47">qual</text:span><text:span text:style-name="T9_48"><text:s/></text:span><text:span text:style-name="T9_49">trabalhamos</text:span><text:span text:style-name="T9_50">,<text:s/></text:span><text:span text:style-name="T9_51">então</text:span><text:span text:style-name="T9_52"><text:s/></text:span><text:span text:style-name="T9_53">então</text:span><text:span text:style-name="T9_54"><text:s/></text:span><text:span text:style-name="T9_55">devemos</text:span><text:span text:style-name="T9_56"><text:s/></text:span><text:span text:style-name="T9_57">monitorar</text:span><text:span text:style-name="T9_58"><text:s/></text:span><text:span text:style-name="T9_59">nosso</text:span><text:span text:style-name="T9_60"><text:s/></text:span><text:span text:style-name="T9_61">progresso</text:span><text:span text:style-name="T9_62"><text:s/></text:span><text:span text:style-name="T9_63">baseado</text:span><text:span text:style-name="T9_64"><text:s/></text:span><text:span text:style-name="T9_65">em</text:span><text:span text:style-name="T9_66"><text:s/></text:span><text:span text:style-name="T9_67">que</text:span><text:span text:style-name="T9_68"><text:s/></text:span><text:span text:style-name="T9_69">temos</text:span><text:span text:style-name="T9_70"><text:s/></text:span><text:span text:style-name="T9_71">pronto</text:span><text:span text:style-name="T9_72"><text:s/></text:span><text:span text:style-name="T9_73">e</text:span><text:span text:style-name="T9_74"><text:s/></text:span><text:span text:style-name="T9_75">funcional</text:span><text:span text:style-name="T9_76"><text:s/></text:span><text:span text:style-name="T9_77">no</text:span><text:span text:style-name="T9_78"><text:s/></text:span><text:span text:style-name="T9_79">momento</text:span><text:span text:style-name="T9_80">.<text:tab/></text:span><text:span text:style-name="T9_81">no</text:span><text:span text:style-name="T9_82"><text:s/></text:span><text:span text:style-name="T9_83">desenvolvimento</text:span><text:span text:style-name="T9_84"><text:s/></text:span><text:span text:style-name="T9_85">de</text:span><text:span text:style-name="T9_86"><text:s/></text:span><text:span text:style-name="T9_87">software</text:span><text:span text:style-name="T9_88"><text:s/></text:span><text:span text:style-name="T9_89">ágil</text:span><text:span text:style-name="T9_90"><text:s/></text:span><text:span text:style-name="T9_91">nos</text:span><text:span text:style-name="T9_92"><text:s/></text:span><text:span text:style-name="T9_93">mudamo</text:span><text:span text:style-name="T9_94"><text:s/></text:span><text:span text:style-name="T9_95">nosso</text:span><text:span text:style-name="T9_96"><text:s/></text:span><text:span text:style-name="T9_97">processo</text:span><text:span text:style-name="T9_98"><text:s/></text:span><text:span text:style-name="T9_99">de</text:span><text:span text:style-name="T9_100"><text:s/></text:span><text:span text:style-name="T9_101">gerenciamento</text:span><text:span text:style-name="T9_102"><text:s/></text:span><text:span text:style-name="T9_103">do</text:span><text:span text:style-name="T9_104"><text:s/></text:span><text:span text:style-name="T9_105">projeto</text:span><text:span text:style-name="T9_106"><text:s/></text:span><text:span text:style-name="T9_107">para</text:span><text:span text:style-name="T9_108"><text:s/></text:span><text:span text:style-name="T9_109">um</text:span><text:span text:style-name="T9_110"><text:s/></text:span><text:span text:style-name="T9_111">no</text:span><text:span text:style-name="T9_112"><text:s/></text:span><text:span text:style-name="T9_113">qual</text:span><text:span text:style-name="T9_114"><text:s/></text:span><text:span text:style-name="T9_115">onde</text:span><text:span text:style-name="T9_116"><text:s/></text:span><text:span text:style-name="T9_117">obtemos</text:span><text:span text:style-name="T9_118"><text:s/></text:span><text:span text:style-name="T9_119">software</text:span><text:span text:style-name="T9_120"><text:s/></text:span><text:span text:style-name="T9_121">funcional</text:span><text:span text:style-name="T9_122"><text:s/></text:span><text:span text:style-name="T9_123">feito</text:span><text:span text:style-name="T9_124"><text:s/></text:span><text:span text:style-name="T9_125">um</text:span><text:span text:style-name="T9_126"><text:s/></text:span><text:span text:style-name="T9_127">pouco</text:span><text:span text:style-name="T9_128"><text:s/></text:span><text:span text:style-name="T9_129">de</text:span><text:span text:style-name="T9_130"><text:s/></text:span><text:span text:style-name="T9_131">cada</text:span><text:span text:style-name="T9_132"><text:s/></text:span><text:span text:style-name="T9_133">vez</text:span><text:span text:style-name="T9_134">.</text:span></text:p>
      <text:p text:style-name="P10"/>
      <text:p text:style-name="P11"><text:span text:style-name="T11_1">YADAYADAYADA</text:span><text:span text:style-name="T11_2"><text:s/></text:span><text:span text:style-name="T11_3">STILL</text:span><text:span text:style-name="T11_4"><text:s/></text:span><text:span text:style-name="T11_5">MUCH</text:span><text:span text:style-name="T11_6"><text:s/></text:span><text:span text:style-name="T11_7">TO</text:span><text:span text:style-name="T11_8"><text:s/></text:span><text:span text:style-name="T11_9">DO</text:span><text:span text:style-name="T11_10">!<text:tab/></text:span></text:p>
      <text:p text:style-name="P12"/>
      <text:p text:style-name="P13"/>
      <text:p text:style-name="P14"><text:span text:style-name="T14_1">Introdução</text:span><text:span text:style-name="T14_2">:<text:s/></text:span><text:span text:style-name="T14_3">Fale</text:span><text:span text:style-name="T14_4"><text:s/></text:span><text:span text:style-name="T14_5">sobre</text:span><text:span text:style-name="T14_6"><text:s/></text:span><text:span text:style-name="T14_7">a</text:span><text:span text:style-name="T14_8"><text:s/></text:span><text:span text:style-name="T14_9">necessidade</text:span><text:span text:style-name="T14_10"><text:s/></text:span><text:span text:style-name="T14_11">de</text:span><text:span text:style-name="T14_12"><text:s/></text:span><text:span text:style-name="T14_13">desenvolver</text:span><text:span text:style-name="T14_14"><text:s/></text:span><text:span text:style-name="T14_15">com</text:span><text:span text:style-name="T14_16"><text:s/></text:span><text:span text:style-name="T14_17">rapidez</text:span></text:p>
      <text:p text:style-name="P15"><text:span text:style-name="T15_1">Objetivo</text:span><text:span text:style-name="T15_2">:<text:s/></text:span><text:span text:style-name="T15_3">Não</text:span><text:span text:style-name="T15_4"><text:s/></text:span><text:span text:style-name="T15_5">é</text:span><text:span text:style-name="T15_6"><text:s/></text:span><text:span text:style-name="T15_7">só</text:span><text:span text:style-name="T15_8"><text:s/></text:span><text:span text:style-name="T15_9">isso</text:span><text:span text:style-name="T15_10">,<text:s/></text:span><text:span text:style-name="T15_11">a</text:span><text:span text:style-name="T15_12"><text:s/></text:span><text:span text:style-name="T15_13">ideia</text:span><text:span text:style-name="T15_14"><text:s/></text:span><text:span text:style-name="T15_15">central</text:span><text:span text:style-name="T15_16"><text:s/></text:span><text:span text:style-name="T15_17">é</text:span><text:span text:style-name="T15_18"><text:s/></text:span><text:span text:style-name="T15_19">o</text:span><text:span text:style-name="T15_20"><text:s/></text:span><text:span text:style-name="T15_21">desenvolvimento</text:span><text:span text:style-name="T15_22"><text:s/></text:span><text:span text:style-name="T15_23">ágil</text:span><text:span text:style-name="T15_24">.</text:span></text:p>
      <text:p text:style-name="P16"><text:span text:style-name="T16_1">Justificativa</text:span><text:span text:style-name="T16_2">:<text:s/></text:span><text:span text:style-name="T16_3">E</text:span><text:span text:style-name="T16_4"><text:s/></text:span><text:span text:style-name="T16_5">o</text:span><text:span text:style-name="T16_6"><text:s/></text:span><text:span text:style-name="T16_7">desenvolvimento</text:span><text:span text:style-name="T16_8"><text:s/></text:span><text:span text:style-name="T16_9">ágil</text:span><text:span text:style-name="T16_10">?</text:span></text:p>
      <text:p text:style-name="P17"><text:span text:style-name="T17_1">Fundamentação</text:span><text:span text:style-name="T17_2"><text:s/></text:span><text:span text:style-name="T17_3">teórica</text:span><text:span text:style-name="T17_4">:<text:s/></text:span><text:span text:style-name="T17_5">Não</text:span><text:span text:style-name="T17_6"><text:s/></text:span><text:span text:style-name="T17_7">falou</text:span><text:span text:style-name="T17_8"><text:s/></text:span><text:span text:style-name="T17_9">sobre</text:span><text:span text:style-name="T17_10"><text:s/></text:span><text:span text:style-name="T17_11">os</text:span><text:span text:style-name="T17_12"><text:s/></text:span><text:span text:style-name="T17_13">métodos</text:span><text:span text:style-name="T17_14"><text:s/></text:span><text:span text:style-name="T17_15">ágeis</text:span></text:p>
      <text:p text:style-name="P18"><text:span text:style-name="T18_1">Justifique</text:span><text:span text:style-name="T18_2"><text:s/></text:span><text:span text:style-name="T18_3">o</text:span><text:span text:style-name="T18_4"><text:s/></text:span><text:span text:style-name="T18_5">porquê</text:span><text:span text:style-name="T18_6"><text:s/></text:span><text:span text:style-name="T18_7">da</text:span><text:span text:style-name="T18_8"><text:s/></text:span><text:span text:style-name="T18_9">escolha</text:span><text:span text:style-name="T18_10"><text:s/></text:span><text:span text:style-name="T18_11">do</text:span><text:span text:style-name="T18_12"><text:s/></text:span><text:span text:style-name="T18_13">Ruby</text:span><text:span text:style-name="T18_14"><text:s/></text:span><text:span text:style-name="T18_15">para</text:span><text:span text:style-name="T18_16"><text:s/></text:span><text:span text:style-name="T18_17">abordar</text:span><text:span text:style-name="T18_18"><text:s/></text:span><text:span text:style-name="T18_19">o</text:span><text:span text:style-name="T18_20"><text:s/></text:span><text:span text:style-name="T18_21">tema</text:span><text:span text:style-name="T18_22"><text:s/></text:span><text:span text:style-name="T18_23">de</text:span><text:span text:style-name="T18_24"><text:s/></text:span><text:span text:style-name="T18_25">desenvolvimento</text:span><text:span text:style-name="T18_26"><text:s/></text:span><text:span text:style-name="T18_27">ágil</text:span><text:span text:style-name="T18_28">.</text:span></text:p>
      <text:p text:style-name="P19"><text:span text:style-name="T19_1">Estudo</text:span><text:span text:style-name="T19_2"><text:s/></text:span><text:span text:style-name="T19_3">de</text:span><text:span text:style-name="T19_4"><text:s/></text:span><text:span text:style-name="T19_5">caso</text:span><text:span text:style-name="T19_6">:<text:s/></text:span><text:span text:style-name="T19_7">Coloque</text:span><text:span text:style-name="T19_8"><text:s/></text:span><text:span text:style-name="T19_9">aqui</text:span><text:span text:style-name="T19_10"><text:s/></text:span><text:span text:style-name="T19_11">o</text:span><text:span text:style-name="T19_12"><text:s/></text:span><text:span text:style-name="T19_13">objetivo</text:span><text:span text:style-name="T19_14"><text:s/></text:span><text:span text:style-name="T19_15">da</text:span><text:span text:style-name="T19_16"><text:s/></text:span><text:span text:style-name="T19_17">aplicação</text:span><text:span text:style-name="T19_18">.</text:span></text:p>
      <text:p text:style-name="P20"><text:span text:style-name="T20_1">Descrição</text:span><text:span text:style-name="T20_2"><text:s/></text:span><text:span text:style-name="T20_3">do</text:span><text:span text:style-name="T20_4"><text:s/></text:span><text:span text:style-name="T20_5">sistema</text:span><text:span text:style-name="T20_6">:<text:s/></text:span><text:span text:style-name="T20_7">O</text:span><text:span text:style-name="T20_8"><text:s/></text:span><text:span text:style-name="T20_9">que</text:span><text:span text:style-name="T20_10"><text:s/></text:span><text:span text:style-name="T20_11">eu</text:span><text:span text:style-name="T20_12"><text:s/></text:span><text:span text:style-name="T20_13">consigo</text:span><text:span text:style-name="T20_14"><text:s/></text:span><text:span text:style-name="T20_15">fazer</text:span><text:span text:style-name="T20_16">?<text:s/></text:span><text:span text:style-name="T20_17">colocar</text:span><text:span text:style-name="T20_18"><text:s/></text:span><text:span text:style-name="T20_19">as</text:span><text:span text:style-name="T20_20"><text:s/></text:span><text:span text:style-name="T20_21">figuras</text:span><text:span text:style-name="T20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3cm" fo:padding-bottom="0cm" fo:margin-bottom="2cm" fo:padding-left="0cm" fo:margin-left="3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